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RawCCITTFax.getCom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RawCCITTFax.ImageRawCCITTFax( ImageInfo info , java . io . InputStream in , int com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RawCCITTFax.getColor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